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שדגשדג</text:p>
      <text:p text:style-name="Standard">שדג</text:p>
      <text:p text:style-name="Standard">שד</text:p>
      <text:p text:style-name="Standard">ג</text:p>
      <text:p text:style-name="Standard">שדגשדגשדגשדג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he" style:country-complex="IL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tahoma" style:font-size-asian="12pt" style:language-asian="zxx" style:country-asian="none" style:font-name-complex="tahoma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rl-tb" style:footnote-max-height="0cm"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10-05-09T19:52:53</meta:creation-date>
    <dc:date>2010-05-09T19:53:04</dc:date>
    <dc:language>en-US</dc:language>
    <meta:editing-cycles>2</meta:editing-cycles>
    <meta:editing-duration>PT1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5" meta:character-count="24"/>
  </office:meta>
</office:document-meta>
</file>